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5fc5" officeooo:paragraph-rsid="0015dc46"/>
    </style:style>
    <style:style style:name="P2" style:family="paragraph" style:parent-style-name="Preformatted_20_Text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  <style:text-properties officeooo:paragraph-rsid="001174f7"/>
    </style:style>
    <style:style style:name="P4" style:family="paragraph" style:parent-style-name="Standard">
      <style:text-properties officeooo:paragraph-rsid="0015dc46"/>
    </style:style>
    <style:style style:name="P5" style:family="paragraph" style:parent-style-name="Text_20_body">
      <style:text-properties officeooo:paragraph-rsid="0015dc46"/>
    </style:style>
    <style:style style:name="P6" style:family="paragraph" style:parent-style-name="Standard">
      <style:text-properties officeooo:rsid="001682b6" officeooo:paragraph-rsid="0015dc46"/>
    </style:style>
    <style:style style:name="P7" style:family="paragraph" style:parent-style-name="Horizontal_20_Line">
      <style:text-properties officeooo:paragraph-rsid="0017bdf5"/>
    </style:style>
    <style:style style:name="P8" style:family="paragraph" style:parent-style-name="Standard">
      <style:text-properties officeooo:paragraph-rsid="0017bdf5"/>
    </style:style>
    <style:style style:name="P9" style:family="paragraph" style:parent-style-name="Text_20_body">
      <style:text-properties officeooo:paragraph-rsid="0017bdf5"/>
    </style:style>
    <style:style style:name="P10" style:family="paragraph" style:parent-style-name="Standard">
      <style:text-properties officeooo:rsid="000f515d" officeooo:paragraph-rsid="00162556"/>
    </style:style>
    <style:style style:name="P11" style:family="paragraph" style:parent-style-name="Standard">
      <style:text-properties officeooo:paragraph-rsid="00162556"/>
    </style:style>
    <style:style style:name="P12" style:family="paragraph" style:parent-style-name="Standard">
      <style:text-properties officeooo:rsid="00075fc5" officeooo:paragraph-rsid="0015dc46"/>
    </style:style>
    <style:style style:name="P13" style:family="paragraph" style:parent-style-name="Standard">
      <style:text-properties officeooo:paragraph-rsid="0015dc46"/>
    </style:style>
    <style:style style:name="P14" style:family="paragraph" style:parent-style-name="Standard">
      <style:text-properties officeooo:rsid="001344af" officeooo:paragraph-rsid="0015dc46"/>
    </style:style>
    <style:style style:name="P15" style:family="paragraph" style:parent-style-name="Heading_20_4">
      <style:text-properties style:text-underline-style="solid" style:text-underline-width="auto" style:text-underline-color="font-color" officeooo:rsid="00162556" officeooo:paragraph-rsid="00162556"/>
    </style:style>
    <style:style style:name="P16" style:family="paragraph" style:parent-style-name="List_20_Paragraph" style:list-style-name="WWNum4">
      <style:paragraph-properties fo:text-align="justify" style:justify-single-word="false"/>
      <style:text-properties officeooo:paragraph-rsid="0017bdf5"/>
    </style:style>
    <style:style style:name="P17" style:family="paragraph" style:parent-style-name="List_20_Paragraph" style:list-style-name="WWNum3">
      <style:paragraph-properties fo:text-align="justify" style:justify-single-word="false"/>
      <style:text-properties fo:font-size="10pt" officeooo:paragraph-rsid="0017bdf5" style:font-size-asian="10pt" style:font-size-complex="10pt"/>
    </style:style>
    <style:style style:name="P18" style:family="paragraph" style:parent-style-name="List_20_Paragraph" style:list-style-name="WWNum4">
      <style:paragraph-properties fo:text-align="justify" style:justify-single-word="false"/>
      <style:text-properties fo:font-size="10pt" officeooo:paragraph-rsid="0017bdf5" style:font-size-asian="10pt" style:font-size-complex="10pt"/>
    </style:style>
    <style:style style:name="P19" style:family="paragraph" style:parent-style-name="Preformatted_20_Text">
      <style:paragraph-properties fo:margin-top="0in" fo:margin-bottom="0.1965in" style:contextual-spacing="false"/>
    </style:style>
    <style:style style:name="P20" style:family="paragraph" style:parent-style-name="Text_20_body" style:list-style-name="L1"/>
    <style:style style:name="P21" style:family="paragraph" style:parent-style-name="Text_20_body">
      <style:text-properties fo:font-size="10pt" style:font-size-asian="10pt" style:font-size-complex="10pt"/>
    </style:style>
    <style:style style:name="P22" style:family="paragraph" style:parent-style-name="Text_20_body" style:list-style-name="L1">
      <style:paragraph-properties fo:margin-top="0in" fo:margin-bottom="0in" style:contextual-spacing="false"/>
      <style:text-properties fo:font-size="10pt" style:font-size-asian="10pt" style:font-size-complex="10pt"/>
    </style:style>
    <style:style style:name="P23" style:family="paragraph" style:parent-style-name="Text_20_body">
      <style:text-properties officeooo:paragraph-rsid="0015dc46"/>
    </style:style>
    <style:style style:name="T1" style:family="text">
      <style:text-properties officeooo:rsid="00075fc5"/>
    </style:style>
    <style:style style:name="T2" style:family="text">
      <style:text-properties officeooo:rsid="000f515d"/>
    </style:style>
    <style:style style:name="T3" style:family="text">
      <style:text-properties officeooo:rsid="001344af"/>
    </style:style>
    <style:style style:name="T4" style:family="text">
      <style:text-properties officeooo:rsid="00154fcc"/>
    </style:style>
    <style:style style:name="T5" style:family="text">
      <style:text-properties officeooo:rsid="00265632"/>
    </style:style>
    <style:style style:name="T6" style:family="text">
      <style:text-properties officeooo:rsid="0020c728"/>
    </style:style>
    <style:style style:name="T7" style:family="text">
      <style:text-properties officeooo:rsid="0022d31a"/>
    </style:style>
    <style:style style:name="T8" style:family="text">
      <style:text-properties officeooo:rsid="00235127"/>
    </style:style>
    <style:style style:name="T9" style:family="text">
      <style:text-properties officeooo:rsid="002405af"/>
    </style:style>
    <style:style style:name="T10" style:family="text">
      <style:text-properties officeooo:rsid="001682b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682b6" style:font-weight-asian="normal" style:font-weight-complex="normal"/>
    </style:style>
    <style:style style:name="T13" style:family="text">
      <style:text-properties fo:font-weight="normal" officeooo:rsid="001344af" style:font-weight-asian="normal" style:font-weight-complex="normal"/>
    </style:style>
    <style:style style:name="T14" style:family="text">
      <style:text-properties fo:font-weight="normal" officeooo:rsid="0017bdf5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17bdf5" style:font-weight-asian="bold" style:font-weight-complex="bold"/>
    </style:style>
    <style:style style:name="T17" style:family="text">
      <style:text-properties fo:font-weight="bold" officeooo:rsid="000f515d" style:font-weight-asian="bold" style:font-weight-complex="bold"/>
    </style:style>
    <style:style style:name="T18" style:family="text">
      <style:text-properties fo:font-size="14pt" fo:font-weight="bold" style:font-size-asian="14pt" style:font-weight-asian="bold"/>
    </style:style>
    <style:style style:name="T19" style:family="text">
      <style:text-properties fo:font-size="14pt" fo:font-weight="bold" officeooo:rsid="0017bdf5" style:font-size-asian="14pt" style:font-weight-asian="bold"/>
    </style:style>
    <style:style style:name="T20" style:family="text">
      <style:text-properties officeooo:rsid="000ea62b"/>
    </style:style>
    <style:style style:name="T21" style:family="text">
      <style:text-properties style:text-underline-style="solid" style:text-underline-width="auto" style:text-underline-color="font-color" fo:font-weight="bold" style:font-weight-asian="bold"/>
    </style:style>
    <style:style style:name="T22" style:family="text">
      <style:text-properties style:text-underline-style="solid" style:text-underline-width="auto" style:text-underline-color="font-color" fo:font-weight="bold" officeooo:rsid="000ea62b" style:font-weight-asian="bold"/>
    </style:style>
    <style:style style:name="T23" style:family="text">
      <style:text-properties officeooo:rsid="0017bdf5"/>
    </style:style>
    <style:style style:name="T24" style:family="text">
      <style:text-properties fo:font-size="10pt" style:font-size-asian="10pt" style:font-size-complex="10pt"/>
    </style:style>
    <style:style style:name="T25" style:family="text">
      <style:text-properties fo:font-size="10pt" officeooo:rsid="000ea62b" style:font-size-asian="10pt" style:font-size-complex="10pt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4">Révisions – chaînes, listes et itérations</text:h>
      <text:p text:style-name="P5"><text:span text:style-name="Strong_20_Emphasis"><text:span text:style-name="T10">1- </text:span></text:span><text:bookmark-start text:name="__DdeLink__548_1987515729"/><text:span text:style-name="Strong_20_Emphasis"><text:span text:style-name="T10">nième caractère d’une chaîne</text:span></text:span><text:bookmark-end text:name="__DdeLink__548_1987515729"/></text:p>
      <text:p text:style-name="P6"><text:bookmark-start text:name="__DdeLink__550_1987515729"/>Ecrire <text:span text:style-name="T6">une fonction qui prend une chaîne de caractères en entrée, et qui renvoie "OK" si le d</text:span><text:span text:style-name="T7">euxième</text:span><text:span text:style-name="T6"> caractère est égal au dernier caractère, et sinon "KO"</text:span><text:bookmark-end text:name="__DdeLink__550_1987515729"/></text:p>
      <text:p text:style-name="P6"/>
      <text:p text:style-name="P5"><text:span text:style-name="Strong_20_Emphasis"><text:span text:style-name="T10">2- Ecrire une fonction qui construit une nouvelle liste constituée du double de chaque élément de la liste de départ</text:span></text:span></text:p>
      <text:p text:style-name="P4"/>
      <text:p text:style-name="P5"><text:bookmark-start text:name="__DdeLink__552_1987515729"/><text:span text:style-name="Strong_20_Emphasis"><text:span text:style-name="T8">3- </text:span></text:span><text:span text:style-name="Strong_20_Emphasis"><text:span text:style-name="T9">Ecrire une fonction </text:span></text:span><text:span text:style-name="Strong_20_Emphasis"><text:span text:style-name="T5">qui prend en paramètres un mot et une liste de mots</text:span></text:span><text:span text:style-name="Strong_20_Emphasis">. </text:span><text:span text:style-name="Strong_20_Emphasis"><text:span text:style-name="T5">La fonction doit retourner la position du mot dans la liste de mots. </text:span></text:span><text:bookmark-end text:name="__DdeLink__552_1987515729"/></text:p>
      <text:p text:style-name="P4"><text:span text:style-name="Strong_20_Emphasis"><text:span text:style-name="T12">Avec une boucle, sans utiliser les fonctions de recherche (in, index ...)</text:span></text:span></text:p>
      <text:p text:style-name="P4"><text:span text:style-name="Strong_20_Emphasis"><text:span text:style-name="T12">Par exemple avec ["chat", "chien", "oiseau", "poisson", "chien"] et "oiseau", la fonction doit retourner 2.</text:span></text:span></text:p>
      <text:p text:style-name="P4"><text:span text:style-name="Strong_20_Emphasis"><text:span text:style-name="T12"/></text:span></text:p>
      <text:p text:style-name="P5"><text:span text:style-name="Strong_20_Emphasis"><text:span text:style-name="T5">4- </text:span></text:span><text:bookmark-start text:name="__DdeLink__259_889032269"/><text:span text:style-name="Strong_20_Emphasis"><text:span text:style-name="T5">Manipulation de listes et de chaînes</text:span></text:span></text:p>
      <text:p text:style-name="P4"><text:bookmark-end text:name="__DdeLink__259_889032269"/><text:bookmark-start text:name="__DdeLink__276_889032269"/><text:span text:style-name="Strong_20_Emphasis"><text:span text:style-name="T12">Générer une liste de combinaisons à partir de deux chaines de caractères. Par exemple : ['ad', 'ae', 'bd', 'be', 'cd', 'ce'] à partir des chaînes "abc" et "de"</text:span></text:span></text:p>
      <text:p text:style-name="P4"><text:span text:style-name="Strong_20_Emphasis"><text:span text:style-name="T12">- avec 2 boucles</text:span></text:span></text:p>
      <text:p text:style-name="P4"><text:span text:style-name="Strong_20_Emphasis"><text:span text:style-name="T12">- Bonus : avec une list comprehension</text:span></text:span><text:bookmark-end text:name="__DdeLink__276_889032269"/></text:p>
      <text:p text:style-name="Horizontal_20_Line"/>
      <text:p text:style-name="P9"><text:span text:style-name="Strong_20_Emphasis"><text:span text:style-name="T23">5- Fichiers</text:span></text:span></text:p>
      <text:p text:style-name="P8"><text:bookmark-start text:name="__DdeLink__556_1987515729"/><text:span text:style-name="Strong_20_Emphasis"><text:span text:style-name="T14">- Ecrire une fonction qui lit un fichier, et qui calcule pour chaque ligne : le nombre de lettres, le nombre de mots, et le hash md5 de la ligne</text:span></text:span></text:p>
      <text:p text:style-name="P8"><text:span text:style-name="Strong_20_Emphasis"><text:span text:style-name="T14"/></text:span></text:p>
      <text:p text:style-name="P8"><text:span text:style-name="Strong_20_Emphasis"><text:span text:style-name="T14">- Proposer à l’utilisateur d’enregistrer ces résultats dans un nouveau fichier “résumé”</text:span></text:span><text:bookmark-end text:name="__DdeLink__556_1987515729"/></text:p>
      <text:p text:style-name="P8"><text:span text:style-name="Strong_20_Emphasis"><text:span text:style-name="T14"/></text:span></text:p>
      <text:p text:style-name="P8"><text:span text:style-name="Strong_20_Emphasis"><text:span text:style-name="T14">- En réutilisant la fonction déjà écrite, écrire une fonction qui lit 2 fichiers et qui vérifie si une ligne identique se trouve dans les deux fichiers (on pourra se baser sur le md5)</text:span></text:span></text:p>
      <text:p text:style-name="P9"><text:span text:style-name="Strong_20_Emphasis"/></text:p>
      <text:p text:style-name="P5"><text:span text:style-name="Strong_20_Emphasis"><text:span text:style-name="T23">6- </text:span></text:span><text:span text:style-name="Strong_20_Emphasis"><text:span text:style-name="T5">Fichiers </text:span></text:span><text:span text:style-name="Strong_20_Emphasis"><text:span text:style-name="T23">de log</text:span></text:span></text:p>
      <text:p text:style-name="P4">On dispose d'un fichier de logs: <text:span text:style-name="T2">https://github.com/gelineau/cours-algo-bsi/blob/main/2025-2026/cours%202/logs.txt</text:span></text:p>
      <text:p text:style-name="P14"/>
      <text:p text:style-name="P4">- Établir <text:span text:style-name="T3">la liste</text:span> des chemins d'URL vers lesquelles des requêtes POST ont été émises <text:span text:style-name="T3">(utiliser .startswith() et split())</text:span></text:p>
      <text:p text:style-name="P4">- <text:span text:style-name="T3">Eliminer les doublons (avec un if, puis en utilisant un set)</text:span></text:p>
      <text:p text:style-name="P4">- <text:span text:style-name="T4">Bonus: <text:s/></text:span><text:span text:style-name="T3">Compter combien de fois chaque URL apparait</text:span></text:p>
      <text:p text:style-name="P1">- <text:span text:style-name="T4">Bonus2 : utiliser un Counter (from collections import Counter)</text:span></text:p>
      <text:p text:style-name="P1"/>
      <text:p text:style-name="P5"><text:span text:style-name="Strong_20_Emphasis"><text:span text:style-name="T23">7- </text:span></text:span><text:span text:style-name="Strong_20_Emphasis"><text:span text:style-name="T5">Boucle while et break</text:span></text:span></text:p>
      <text:p text:style-name="P4"><text:bookmark-start text:name="__DdeLink__278_889032269"/><text:span text:style-name="Strong_20_Emphasis"><text:span text:style-name="T13">Demander des mots à l’utilisateur, pour chaque mot afficher sa taille. S’interrompre quand il saisit “fin” en utilisant l’instruction break.</text:span></text:span><text:bookmark-end text:name="__DdeLink__278_889032269"/></text:p>
      <text:p text:style-name="Horizontal_20_Line"/>
      <text:p text:style-name="P5"><text:span text:style-name="Strong_20_Emphasis"/></text:p>
      <text:p text:style-name="P5"><text:bookmark-start text:name="__DdeLink__559_1987515729"/><text:soft-page-break/><text:span text:style-name="Strong_20_Emphasis"><text:span text:style-name="T10">8- Générer des mots de passe robustes</text:span></text:span></text:p>
      <text:list text:style-name="WWNum3">
        <text:list-item>
          <text:p text:style-name="P17"><text:span text:style-name="T20">Ecrire une fonction qui génère</text:span> un mot de passe <text:span text:style-name="T20">d’une taille donnée</text:span>, composé de minuscule<text:span text:style-name="T20">s</text:span>, majuscule<text:span text:style-name="T20">s</text:span>, chiffre<text:span text:style-name="T20">s</text:span> et caractère<text:span text:style-name="T20">s</text:span> spéciaux <text:span text:style-name="T20">(au moins un caractère de chaque type). (utiliser le module Python random)</text:span></text:p>
        </text:list-item>
        <text:list-item>
          <text:p text:style-name="P17"><text:span text:style-name="T20">D</text:span>emandez le nombre de mot<text:span text:style-name="T20">s</text:span> de passe voulu<text:span text:style-name="T20">s, les générer</text:span> et les écrire dans un fichier texte<text:bookmark-end text:name="__DdeLink__559_1987515729"/></text:p>
        </text:list-item>
      </text:list>
      <text:p text:style-name="P5"><text:span text:style-name="Strong_20_Emphasis"><text:span text:style-name="T10">9- </text:span></text:span><text:bookmark-start text:name="__DdeLink__561_1987515729"/><text:span text:style-name="Strong_20_Emphasis"><text:span text:style-name="T10">Tester la complexité d’un mot de passe</text:span></text:span><text:bookmark-end text:name="__DdeLink__561_1987515729"/></text:p>
      <text:list text:style-name="WWNum4">
        <text:list-header>
          <text:p text:style-name="P18">Pour chaque lettre du mot de passe, donner une valeur (par exemple 1 pour les minuscules, 2 pour les majuscules, 3 pour les chiffres et 4 pour les caractères spéciaux). Une fois les valeurs additionnés, vous aurez la valeur globale du mot de passe.</text:p>
          <text:p text:style-name="P18">Ajouter une majoration par rapport à la longueur du mot de passe. (Par exemple, un mot de passe de moins de 6 caractères : x1, entre 6 et 9 caractères : x1.5, entre 9 et 12 caractères : x2, etc…)</text:p>
          <text:p text:style-name="P18">Comme une valeur chiffrée ne sera pas explicite pour l’utilisateur, afficher « très faible, faible, moyen, complexe, très complexe » au lieu de la valeur globale trouvé<text:span text:style-name="T20">e</text:span> précédemment. </text:p>
          <text:p text:style-name="P18" loext:marker-style-name="T21"><text:span text:style-name="T22">Comparaison avec un dictionnaire</text:span><text:span text:style-name="T21"> :</text:span></text:p>
          <text:list>
            <text:list-item>
              <text:p text:style-name="P16"><text:span text:style-name="T24">Télécharger, au choix, au moins deux listes de mot de passe ici : <text:s/></text:span><text:a xlink:type="simple" xlink:href="https://github.com/danielmiessler/SecLists/tree/master/Passwords/Common-Credentials" text:style-name="Internet_20_link" text:visited-style-name="Visited_20_Internet_20_Link"><text:span text:style-name="T25">https://github.com/danielmiessler/SecLists/tree/master/Passwords/Common-Credentials</text:span></text:a></text:p>
            </text:list-item>
            <text:list-item>
              <text:p text:style-name="P18">Le but étant qu’après avoir calculé la complexité d’un mot de passe, vous parcourez les fichiers afin de vérifier qu’il ne soit pas connu. Si oui, vous avertissez l’utilisateur.</text:p>
            </text:list-item>
            <text:list-item>
              <text:p text:style-name="P16"><text:span text:style-name="Strong_20_Emphasis"><text:span text:style-name="T24">Pour affiner la valeur des lettres, appuyez-vous sur le tableau de fréquence des caractères de Wikipédia : </text:span></text:span><text:a xlink:type="simple" xlink:href="https://fr.wikipedia.org/wiki/Fréquence_d%27apparition_des_lettres_en_français" text:style-name="Internet_20_link" text:visited-style-name="Visited_20_Internet_20_Link"><text:span text:style-name="Internet_20_link"><text:span text:style-name="T24">https://fr.wikipedia.org/wiki/Fr%C3%A9quence_d%27apparition_des_lettres_en_fran%C3%A7ais</text:span></text:span></text:a><text:span text:style-name="Strong_20_Emphasis"><text:span text:style-name="T24"> Plus le pourcentage d’utilisation d’une lettre est élevé (donc plus une lettre est généralement utilisée), moins elle a de valeur.</text:span></text:span></text:p>
            </text:list-item>
          </text:list>
        </text:list-header>
      </text:list>
      <text:p text:style-name="P7"/>
      <text:p text:style-name="P5"><text:span text:style-name="Strong_20_Emphasis"><text:span text:style-name="T23">10- </text:span></text:span><text:span text:style-name="Strong_20_Emphasis"><text:span text:style-name="T5">zip / enumerate</text:span></text:span></text:p>
      <text:p text:style-name="Text_20_body"><text:bookmark-start text:name="__DdeLink__282_889032269"/><text:span text:style-name="Strong_20_Emphasis"><text:span text:style-name="T26">Le classement FIFA</text:span></text:span><text:bookmark-end text:name="__DdeLink__282_889032269"/><text:span text:style-name="Strong_20_Emphasis"><text:span text:style-name="T26"> par pays (au 9/2/2017) est fourni sous forme de deux tableaux :</text:span></text:span></text:p>
      <text:p text:style-name="Preformatted_20_Text"><text:span text:style-name="Source_20_Text"><text:span text:style-name="T24">teams = ['Brésil', 'Argentine', 'Allemagne', 'Chili', 'Belgique']</text:span></text:span></text:p>
      <text:p text:style-name="P2"><text:span text:style-name="Source_20_Text"><text:span text:style-name="T24">scores = [1635, 1529, 1433, 1386, 1371]</text:span></text:span></text:p>
      <text:p text:style-name="P21">Écrire une fonction qui imprime le classement sous la forme :<text:line-break/>1 Brésil : 1635 points<text:line-break/>2 Argentine : 1529 points<text:line-break/>etc.</text:p>
      <text:p text:style-name="Horizontal_20_Line"/>
      <text:p text:style-name="P5"><text:span text:style-name="Strong_20_Emphasis"><text:span text:style-name="T23">Listes imbriquées</text:span></text:span></text:p>
      <text:p text:style-name="Text_20_body"><text:bookmark-start text:name="__DdeLink__284_889032269"/><text:span text:style-name="Strong_20_Emphasis">1</text:span><text:span text:style-name="Strong_20_Emphasis"><text:span text:style-name="T23">1</text:span></text:span><text:span text:style-name="Strong_20_Emphasis">. </text:span><text:span text:style-name="Strong_20_Emphasis"><text:span text:style-name="T24">On vous do</text:span></text:span><text:bookmark-end text:name="__DdeLink__284_889032269"/><text:span text:style-name="Strong_20_Emphasis"><text:span text:style-name="T24">nne deux listes de listes d'entiers, par exemple :</text:span></text:span></text:p>
      <text:p text:style-name="Preformatted_20_Text"><text:span text:style-name="Source_20_Text"><text:span text:style-name="T24">a = [[1, 4, 9], [2, 6]]</text:span></text:span></text:p>
      <text:p text:style-name="P2"><text:span text:style-name="Source_20_Text"><text:span text:style-name="T24">b = [[3, 5], [7, 8, 10]]</text:span></text:span></text:p>
      <text:p text:style-name="P21">Écrire une fonction qui :</text:p>
      <text:list text:style-name="L1">
        <text:list-item>
          <text:p text:style-name="P22">Fusionne les deux listes en une seule liste plate (c'est-à-dire sans sous-listes). </text:p>
        </text:list-item>
        <text:list-item>
          <text:p text:style-name="P22">Trie la liste obtenue. </text:p>
        </text:list-item>
        <text:list-item>
          <text:p text:style-name="P20"><text:span text:style-name="T24">Retourne la liste finale sous forme de tuples de deux éléments consécutifs (par exemple, </text:span><text:span text:style-name="Source_20_Text"><text:span text:style-name="T24">[(1,2), (3,4), ...]</text:span></text:span><text:span text:style-name="T24">), le dernier tuple pouvant contenir un seul élément si la liste a un nombre impair d'éléments. </text:span></text:p>
        </text:list-item>
      </text:list>
      <text:p text:style-name="Text_20_body"><text:span text:style-name="Strong_20_Emphasis"><text:span text:style-name="T1">1</text:span></text:span><text:span text:style-name="Strong_20_Emphasis"><text:span text:style-name="T23">2</text:span></text:span><text:span text:style-name="Strong_20_Emphasis"><text:span text:style-name="T1">. </text:span></text:span><text:span text:style-name="Strong_20_Emphasis">Bonus :</text:span><text:line-break/><text:bookmark-start text:name="__DdeLink__286_889032269"/><text:span text:style-name="T24">Même question si les listes de départ peuvent avoir une profondeur quelconque, par exemple :</text:span><text:bookmark-end text:name="__DdeLink__286_889032269"/></text:p>
      <text:p text:style-name="P3"><text:span text:style-name="Source_20_Text"><text:span text:style-name="T24">[[1,[2, [3, 5, [8]]]], [10, 11]]</text:span></text:span></text:p>
      <text:p text:style-name="P11"><text:span text:style-name="T16">13- </text:span><text:span text:style-name="T17">Bonus :</text:span></text:p>
      <text:p text:style-name="P10"><text:span text:style-name="T24">Advent of code 2024 </text:span><text:a xlink:type="simple" xlink:href="https://adventofcode.com/2024" text:style-name="Internet_20_link" text:visited-style-name="Visited_20_Internet_20_Link"><text:span text:style-name="T24">https://adventofcode.com/2024</text:span></text:a><text:span text:style-name="T24"> jours 1, 2, 3 (et plus si affinités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3T17:52:56.823830705</meta:creation-date>
    <dc:date>2025-11-25T10:20:20.837782674</dc:date>
    <meta:editing-duration>PT57M38S</meta:editing-duration>
    <meta:editing-cycles>8</meta:editing-cycles>
    <meta:generator>LibreOffice/24.2.7.2$Linux_X86_64 LibreOffice_project/420$Build-2</meta:generator>
    <meta:document-statistic meta:table-count="0" meta:image-count="0" meta:object-count="0" meta:page-count="2" meta:paragraph-count="51" meta:word-count="769" meta:character-count="4661" meta:non-whitespace-character-count="3943"/>
  </office:meta>
</office:document-meta>
</file>